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jpeg"/>
  <manifest:file-entry manifest:full-path="settings.xml" manifest:media-type="text/xml"/>
  <manifest:file-entry manifest:full-path="styles.xml" manifest:media-type="text/xml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800">
      <style:graphic-properties draw:fill="none" draw:stroke="solid" svg:stroke-width="0.00694in" svg:stroke-color="#56c5ff" draw:marker-end="a799" svg:stroke-opacity="100%" draw:stroke-linejoin="miter" svg:stroke-linecap="butt"/>
    </style:style>
    <style:style style:family="graphic" style:name="a802">
      <style:graphic-properties draw:fill="none" draw:stroke="solid" svg:stroke-width="0.00694in" svg:stroke-color="#56c5ff" draw:marker-end="a801" svg:stroke-opacity="100%" draw:stroke-linejoin="miter" svg:stroke-linecap="butt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1">
      <style:drawing-page-properties draw:fill="bitmap" draw:fill-image-name="a85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6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4">
      <style:graphic-properties draw:fill="none" draw:stroke="solid" svg:stroke-width="0.00694in" svg:stroke-color="#56c5ff" draw:marker-start="a812" draw:marker-end="a813" svg:stroke-opacity="100%" draw:stroke-linejoin="miter" svg:stroke-linecap="butt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8" style:parent-style-name="Graphics">
      <style:graphic-properties draw:fill="none" draw:stroke="none"/>
    </style:style>
    <style:style style:family="graphic" style:name="a819" style:parent-style-name="Graphics">
      <style:graphic-properties draw:fill="none" draw:stroke="none"/>
    </style:style>
    <style:style style:family="drawing-page" style:name="a729">
      <style:drawing-page-properties draw:fill="bitmap" draw:fill-image-name="a72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8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8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draw:fill="none" draw:stroke="solid" svg:stroke-width="0.00694in" svg:stroke-color="#4472c4" svg:stroke-opacity="100%" draw:stroke-linejoin="miter" svg:stroke-linecap="butt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draw:fill="none" draw:stroke="solid" svg:stroke-width="0.00694in" svg:stroke-color="#4472c4" draw:marker-end="a828" svg:stroke-opacity="100%" draw:stroke-linejoin="miter" svg:stroke-linecap="butt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1">
      <style:drawing-page-properties draw:fill="bitmap" draw:fill-image-name="a78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56c5ff" draw:opacity="100%" draw:stroke="solid" svg:stroke-width="0.01389in" svg:stroke-color="#3d90b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837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746">
      <style:drawing-page-properties draw:fill="bitmap" draw:fill-image-name="a74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draw:fill="none" draw:stroke="solid" svg:stroke-width="0.00694in" svg:stroke-color="#4472c4" draw:marker-end="a838" svg:stroke-opacity="100%" draw:stroke-linejoin="miter" svg:stroke-linecap="butt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56c5ff" draw:opacity="100%" draw:stroke="solid" svg:stroke-width="0.01389in" svg:stroke-color="#3d90b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5">
      <style:drawing-page-properties draw:fill="bitmap" draw:fill-image-name="a88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8">
      <style:graphic-properties draw:fill="none" draw:stroke="solid" svg:stroke-width="0.00694in" svg:stroke-color="#56c5ff" draw:marker-end="a797" svg:stroke-opacity="100%" draw:stroke-linejoin="miter" svg:stroke-linecap="butt"/>
    </style:style>
    <style:style style:family="drawing-page" style:name="a841">
      <style:drawing-page-properties draw:fill="bitmap" draw:fill-image-name="a84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8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draw:fill="none" draw:stroke="non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8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</office:automatic-styles>
  <office:body>
    <office:presentation>
      <draw:page draw:name="Slide10" draw:style-name="a729" draw:master-page-name="Master1-Layout1-title-Title-Slide" presentation:presentation-page-layout-name="Master1-PPL1" draw:id="Slide-265">
        <draw:frame draw:id="id70" presentation:style-name="a732" draw:name="Title 2" svg:x="0.52252in" svg:y="2.56877in" svg:width="11.41859in" svg:height="0.78749in" presentation:class="title" presentation:placeholder="false">
          <draw:text-box>
            <text:p text:style-name="a731" text:class-names="" text:cond-style-name=""><text:span text:style-name="a730" text:class-names="">C++ Software Transactional Memory (STM)</text:span></text:p>
          </draw:text-box>
          <svg:title/>
          <svg:desc/>
        </draw:frame>
        <draw:frame draw:id="id71" presentation:style-name="a735" draw:name="Subtitle 3" svg:x="0.60126in" svg:y="3.47438in" svg:width="2.91371in" svg:height="0.43312in" presentation:class="subtitle" presentation:placeholder="false">
          <draw:text-box>
            <text:p text:style-name="a734" text:class-names="" text:cond-style-name=""><text:span text:style-name="a733" text:class-names="">Zoltan Fuzesi</text:span></text:p>
          </draw:text-box>
          <svg:title/>
          <svg:desc/>
        </draw:frame>
        <draw:frame draw:id="id72" draw:style-name="a744" draw:name="TextBox 1" svg:x="0.60126in" svg:y="3.9075in" svg:width="4.17369in" svg:height="1.3127in">
          <draw:text-box>
            <text:p text:style-name="a737" text:class-names="" text:cond-style-name=""><text:span text:style-name="a736" text:class-names="">Software Engineering</text:span></text:p>
            <text:p text:style-name="a739" text:class-names="" text:cond-style-name=""><text:span text:style-name="a738" text:class-names="">2017/2018</text:span></text:p>
            <text:p text:style-name="a741" text:class-names="" text:cond-style-name=""><text:span text:style-name="a740" text:class-names=""/></text:p>
            <text:p text:style-name="a743" text:class-names="" text:cond-style-name=""><text:span text:style-name="a742" text:class-names="">Supervisor : Joseph Kehoe</text:span></text:p>
          </draw:text-box>
          <svg:title/>
          <svg:desc/>
        </draw:frame>
      </draw:page>
      <draw:page draw:name="Slide55" draw:style-name="a746" draw:master-page-name="Master1-Layout2-obj-Title-and-Content" presentation:presentation-page-layout-name="Master1-PPL2" draw:id="Slide-310">
        <draw:frame draw:id="id73" presentation:style-name="a749" draw:name="Title 12" svg:x="1.53753in" svg:y="0.7013in" svg:width="10in" svg:height="0.73486in" presentation:class="title" presentation:placeholder="false">
          <draw:text-box>
            <text:p text:style-name="a748" text:class-names="" text:cond-style-name=""><text:span text:style-name="a747" text:class-names="">What is Software Transactional Memory?</text:span></text:p>
          </draw:text-box>
          <svg:title/>
          <svg:desc/>
        </draw:frame>
        <draw:frame draw:id="id74" presentation:style-name="a779" draw:name="Content Placeholder 13" svg:x="1.54805in" svg:y="2.0184in" svg:width="9.98949in" svg:height="4.1764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Concurrency control mechanism.</text:span></text:p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p text:style-name="a754" text:class-names="" text:cond-style-name=""><text:span text:style-name="a753" text:class-names="">Provide lock free programming.</text:span></text:p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Similar to database transactions <text:s text:c="1"/>- ACID.</text:span></text:p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p text:style-name="a760" text:class-names="" text:cond-style-name=""><text:span text:style-name="a759" text:class-names="">Atomicity: All changes are made (commit) or none (roll back)</text:span></text:p>
                      </text:list-item>
                    </text:list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p text:style-name="a763" text:class-names="" text:cond-style-name=""><text:span text:style-name="a762" text:class-names=""><text:s text:c="1"/>Consistency: Transaction always transform the state from one consistent state to another.</text:span></text:p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p text:style-name="a766" text:class-names="" text:cond-style-name=""><text:span text:style-name="a765" text:class-names="">Isolation: one transaction cannot read data from other transaction until not committed.</text:span></text:p>
                      </text:list-item>
                    </text:list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p text:style-name="a771" text:class-names="" text:cond-style-name=""><text:span text:style-name="a768" text:class-names="">Durability</text:span><text:span text:style-name="a769" text:class-names="">: STM store data only in memory.</text:span><text:span text:style-name="a770" text:class-names=""/></text:p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Controlling access to shared memory.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Store object type or primitive type.</text:span></text:p>
              </text:list-item>
            </text:list>
          </draw:text-box>
          <svg:title/>
          <svg:desc/>
        </draw:frame>
      </draw:page>
      <draw:page draw:name="Slide56" draw:style-name="a781" draw:master-page-name="Master1-Layout2-obj-Title-and-Content" presentation:presentation-page-layout-name="Master1-PPL2" draw:id="Slide-311">
        <draw:frame draw:id="id75" presentation:style-name="a784" draw:name="Title 12" svg:x="0in" svg:y="0.31267in" svg:width="13.32986in" svg:height="0.70051in" presentation:class="title" presentation:placeholder="false">
          <draw:text-box>
            <text:p text:style-name="a783" text:class-names="" text:cond-style-name=""><text:span text:style-name="a782" text:class-names="">How does it work?</text:span></text:p>
          </draw:text-box>
          <svg:title/>
          <svg:desc/>
        </draw:frame>
        <draw:custom-shape svg:x="1.36787in" svg:y="1.56547in" svg:width="3.14996in" svg:height="1.88997in" draw:id="id76" draw:style-name="a787" draw:name="Oval 2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66778in" svg:y="1.5981in" svg:width="3.14996in" svg:height="1.88997in" draw:id="id77" draw:style-name="a790" draw:name="Oval 6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78" draw:style-name="a793" draw:name="TextBox 3" svg:x="8.58632in" svg:y="2.26475in" svg:width="1.57498in" svg:height="0.40391in">
          <draw:text-box>
            <text:p text:style-name="a792" text:class-names="" text:cond-style-name=""><text:span text:style-name="a791" text:class-names="">STM library</text:span></text:p>
          </draw:text-box>
          <svg:title/>
          <svg:desc/>
        </draw:frame>
        <draw:frame draw:id="id79" draw:style-name="a796" draw:name="TextBox 7" svg:x="2.21288in" svg:y="2.26287in" svg:width="1.57498in" svg:height="0.40391in">
          <draw:text-box>
            <text:p text:style-name="a795" text:class-names="" text:cond-style-name=""><text:span text:style-name="a794" text:class-names="">Application</text:span></text:p>
          </draw:text-box>
          <svg:title/>
          <svg:desc/>
        </draw:frame>
        <draw:connector draw:type="line" svg:x1="3.25784in" svg:y1="1.63796in" svg:x2="7.90402in" svg:y2="1.63796in" draw:id="id80" draw:style-name="a798" draw:name="Straight Arrow Connector 16">
          <svg:title/>
          <svg:desc/>
        </draw:connector>
        <draw:connector draw:type="line" svg:x1="7.92989in" svg:y1="2.26795in" svg:x2="4.70119in" svg:y2="2.26795in" draw:id="id81" draw:style-name="a800" draw:name="Straight Arrow Connector 18">
          <svg:title/>
          <svg:desc/>
        </draw:connector>
        <draw:connector draw:type="line" svg:x1="4.22869in" svg:y1="2.81919in" svg:x2="7.69365in" svg:y2="2.81919in" draw:id="id82" draw:style-name="a802" draw:name="Straight Arrow Connector 20">
          <svg:title/>
          <svg:desc/>
        </draw:connector>
        <draw:frame draw:id="id83" draw:style-name="a805" draw:name="TextBox 21" svg:x="3.66234in" svg:y="1.17173in" svg:width="4.3463in" svg:height="0.40391in">
          <draw:text-box>
            <text:p text:style-name="a804" text:class-names="" text:cond-style-name=""><text:span text:style-name="a803" text:class-names="">Register original object/shared memory</text:span></text:p>
          </draw:text-box>
          <svg:title/>
          <svg:desc/>
        </draw:frame>
        <draw:frame draw:id="id84" draw:style-name="a808" draw:name="TextBox 22" svg:x="4.60951in" svg:y="1.78635in" svg:width="3.14996in" svg:height="0.40391in">
          <draw:text-box>
            <text:p text:style-name="a807" text:class-names="" text:cond-style-name=""><text:span text:style-name="a806" text:class-names="">Load <text:s text:c="1"/>object/memory</text:span></text:p>
          </draw:text-box>
          <svg:title/>
          <svg:desc/>
        </draw:frame>
        <draw:frame draw:id="id85" draw:style-name="a811" draw:name="TextBox 23" svg:x="4.85868in" svg:y="2.3467in" svg:width="2.69406in" svg:height="0.40391in">
          <draw:text-box>
            <text:p text:style-name="a810" text:class-names="" text:cond-style-name=""><text:span text:style-name="a809" text:class-names="">Store object changes</text:span></text:p>
          </draw:text-box>
          <svg:title/>
          <svg:desc/>
        </draw:frame>
        <draw:connector draw:type="line" svg:x1="4.22869in" svg:y1="3.29169in" svg:x2="7.77239in" svg:y2="3.29169in" draw:id="id86" draw:style-name="a814" draw:name="Straight Arrow Connector 25">
          <svg:title/>
          <svg:desc/>
        </draw:connector>
        <draw:frame draw:id="id87" draw:style-name="a817" draw:name="TextBox 26" svg:x="4.42544in" svg:y="2.88778in" svg:width="3.46496in" svg:height="0.40391in">
          <draw:text-box>
            <text:p text:style-name="a816" text:class-names="" text:cond-style-name=""><text:span text:style-name="a815" text:class-names="">Commit changes/ make visible</text:span></text:p>
          </draw:text-box>
          <svg:title/>
          <svg:desc/>
        </draw:frame>
        <draw:frame draw:id="id88" draw:style-name="a818" draw:name="Picture 8" svg:x="7.02644in" svg:y="4.54399in" svg:width="5.35491in" svg:height="2.49117in" style:rel-width="scale" style:rel-height="scale">
          <draw:image xlink:href="media/image1.jpg" xlink:type="simple" xlink:show="embed" xlink:actuate="onLoad"/>
          <svg:title/>
          <svg:desc>A screenshot of a cell phone

Description generated with very high confidence</svg:desc>
        </draw:frame>
        <draw:frame draw:id="id89" draw:style-name="a819" draw:name="Picture 10" svg:x="0.79175in" svg:y="4.54523in" svg:width="5.04416in" svg:height="2.48993in" style:rel-width="scale" style:rel-height="scale">
          <draw:image xlink:href="media/image2.png" xlink:type="simple" xlink:show="embed" xlink:actuate="onLoad"/>
          <svg:title/>
          <svg:desc>A screenshot of a cell phone

Description generated with very high confidence</svg:desc>
        </draw:frame>
        <draw:frame draw:id="id90" draw:style-name="a822" draw:name="TextBox 11" svg:x="0.79175in" svg:y="4.00042in" svg:width="5.04416in" svg:height="0.40391in">
          <draw:text-box>
            <text:p text:style-name="a821" text:class-names="" text:cond-style-name=""><text:span text:style-name="a820" text:class-names="">STM <text:s text:c="1"/>based threaded environment (parallel)</text:span></text:p>
          </draw:text-box>
          <svg:title/>
          <svg:desc/>
        </draw:frame>
        <draw:frame draw:id="id91" draw:style-name="a825" draw:name="TextBox 12" svg:x="7.15538in" svg:y="3.9929in" svg:width="5.22597in" svg:height="0.40391in">
          <draw:text-box>
            <text:p text:style-name="a824" text:class-names="" text:cond-style-name=""><text:span text:style-name="a823" text:class-names="">Lock based <text:s text:c="1"/>threaded environment (sequential)</text:span></text:p>
          </draw:text-box>
          <svg:title/>
          <svg:desc/>
        </draw:frame>
        <draw:connector draw:type="line" svg:x1="1.58442in" svg:y1="3.08973in" svg:x2="0.33766in" svg:y2="3.08973in" draw:id="id92" draw:style-name="a826" draw:name="Straight Connector 40">
          <svg:title/>
          <svg:desc/>
        </draw:connector>
        <draw:connector draw:type="line" svg:x1="0.32468in" svg:y1="3.08973in" svg:x2="0.32468in" svg:y2="1.9883in" draw:id="id93" draw:style-name="a827" draw:name="Straight Connector 42">
          <svg:title/>
          <svg:desc/>
        </draw:connector>
        <draw:connector draw:type="line" svg:x1="0.33766in" svg:y1="1.9883in" svg:x2="1.58442in" svg:y2="1.9883in" draw:id="id94" draw:style-name="a829" draw:name="Straight Arrow Connector 44">
          <svg:title/>
          <svg:desc/>
        </draw:connector>
        <draw:frame draw:id="id95" draw:style-name="a832" draw:name="TextBox 21" svg:x="0.0626in" svg:y="1.35219in" svg:width="2.24382in" svg:height="0.40391in">
          <draw:text-box>
            <text:p text:style-name="a831" text:class-names="" text:cond-style-name=""><text:span text:style-name="a830" text:class-names="">Restart transaction</text:span></text:p>
          </draw:text-box>
          <svg:title/>
          <svg:desc/>
        </draw:frame>
        <draw:frame draw:id="id96" draw:style-name="a835" draw:name="TextBox 21" svg:x="10.62589in" svg:y="3.08757in" svg:width="2.51553in" svg:height="0.40391in">
          <draw:text-box>
            <text:p text:style-name="a834" text:class-names="" text:cond-style-name=""><text:span text:style-name="a833" text:class-names="">Rollback transaction</text:span></text:p>
          </draw:text-box>
          <svg:title/>
          <svg:desc/>
        </draw:frame>
        <draw:connector draw:type="line" svg:x1="11.85497in" svg:y1="3.08757in" svg:x2="10.60821in" svg:y2="3.08757in" draw:id="id97" draw:style-name="a836" draw:name="Straight Connector 47">
          <svg:title/>
          <svg:desc/>
        </draw:connector>
        <draw:connector draw:type="line" svg:x1="11.84197in" svg:y1="3.10056in" svg:x2="11.84197in" svg:y2="1.99913in" draw:id="id98" draw:style-name="a837" draw:name="Straight Connector 48">
          <svg:title/>
          <svg:desc/>
        </draw:connector>
        <draw:connector draw:type="line" svg:x1="11.84414in" svg:y1="1.99913in" svg:x2="10.7251in" svg:y2="1.99913in" draw:id="id99" draw:style-name="a839" draw:name="Straight Arrow Connector 49">
          <svg:title/>
          <svg:desc/>
        </draw:connector>
      </draw:page>
      <draw:page draw:name="Slide60" draw:style-name="a841" draw:master-page-name="Master1-Layout2-obj-Title-and-Content" presentation:presentation-page-layout-name="Master1-PPL2" draw:id="Slide-315">
        <draw:frame draw:id="id100" presentation:style-name="a844" draw:name="Title 1" svg:x="1.51839in" svg:y="0.45455in" svg:width="10in" svg:height="0.90368in" presentation:class="title" presentation:placeholder="false">
          <draw:text-box>
            <text:p text:style-name="a843" text:class-names="" text:cond-style-name=""><text:span text:style-name="a842" text:class-names="">Starvation, version checking</text:span></text:p>
          </draw:text-box>
          <svg:title/>
          <svg:desc/>
        </draw:frame>
        <draw:frame draw:id="id101" presentation:style-name="a845" draw:name="Content Placeholder 4" svg:x="2.04977in" svg:y="1.62723in" svg:width="8.93724in" svg:height="5.1687in" style:rel-width="scale" style:rel-height="scale" presentation:class="graphic" presentation:placeholder="false">
          <draw:image xlink:href="media/image3.png" xlink:type="simple" xlink:show="embed" xlink:actuate="onLoad"/>
          <svg:title/>
          <svg:desc>A screenshot of a cell phone

Description generated with high confidence</svg:desc>
        </draw:frame>
        <draw:frame draw:id="id102" draw:style-name="a849" draw:name="TextBox 5" svg:x="6.29653in" svg:y="6.45934in" svg:width="2.74243in" svg:height="0.33659in">
          <draw:text-box>
            <text:p text:style-name="a848" text:class-names="" text:cond-style-name=""><text:span text:style-name="a846" text:class-names=""><text:a xlink:href="https://www.researchgate.net/figure/43049227_Software-transactional-memory-Software-transactional-memory-circumvents-the-need-for" text:style-name="" text:visited-style-name="">https://www.researchgate.net/</text:a></text:span><text:span text:style-name="a847" text:class-names=""/></text:p>
          </draw:text-box>
          <svg:title/>
          <svg:desc/>
        </draw:frame>
      </draw:page>
      <draw:page draw:name="Slide57" draw:style-name="a851" draw:master-page-name="Master1-Layout2-obj-Title-and-Content" presentation:presentation-page-layout-name="Master1-PPL2" draw:id="Slide-312">
        <draw:frame draw:id="id103" presentation:style-name="a856" draw:name="Title 12" svg:x="1.66493in" svg:y="0.41667in" svg:width="10in" svg:height="1.5in" presentation:class="title" presentation:placeholder="false">
          <draw:text-box>
            <text:p text:style-name="a855" text:class-names="" text:cond-style-name=""><text:span text:style-name="a852" text:class-names="">What is ready? <text:s text:c="1"/>What else<text:s text:c="1"/></text:span><text:span text:style-name="a853" text:class-names="">do I need<text:s text:c="1"/></text:span><text:span text:style-name="a854" text:class-names="">to do?</text:span></text:p>
          </draw:text-box>
          <svg:title/>
          <svg:desc/>
        </draw:frame>
        <draw:frame draw:id="id104" draw:style-name="a883" draw:name="TextBox 3" svg:x="1.70375in" svg:y="2.49002in" svg:width="10.15861in" svg:height="2.82734in">
          <draw:text-box>
            <text:list text:style-name="a862">
              <text:list-item>
                <text:p text:style-name="a861" text:class-names="" text:cond-style-name=""><text:span text:style-name="a857" text:class-names="">When<text:s text:c="1"/></text:span><text:span text:style-name="a858" text:class-names="">is it<text:s text:c="1"/></text:span><text:span text:style-name="a859" text:class-names="">ready? Composition, nested transaction, priority?</text:span><text:span text:style-name="a860" text:class-names=""/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Code refactoring. Hide some code from .h file.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Library implementation on Windows and Mac OS.</text:span></text:p>
              </text:list-item>
            </text:list>
            <text:list text:style-name="a873">
              <text:list-item>
                <text:p text:style-name="a872" text:class-names="" text:cond-style-name=""><text:span text:style-name="a869" text:class-names="">Documentation (</text:span><text:span text:style-name="a870" text:class-names="">Doxygen</text:span><text:span text:style-name="a871" text:class-names="">).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Website with tutorial of library usage.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Benchmarking . Compare with similar libraries???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</draw:text-box>
          <svg:title/>
          <svg:desc/>
        </draw:frame>
      </draw:page>
      <draw:page draw:name="Slide59" draw:style-name="a885" draw:master-page-name="Master1-Layout3-secHead-Section-Header" presentation:presentation-page-layout-name="Master1-PPL3" draw:id="Slide-314">
        <draw:frame draw:id="id105" presentation:style-name="a888" draw:name="Title 1" svg:x="1.70375in" svg:y="1.93878in" svg:width="9.50612in" svg:height="0.98085in" presentation:class="title" presentation:placeholder="false">
          <draw:text-box>
            <text:p text:style-name="a887" text:class-names="" text:cond-style-name=""><text:span text:style-name="a886" text:class-names="">Questions?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16493in" svg:y="2in" svg:width="9in" svg:height="3.16667in"/>
      <presentation:placeholder presentation:object="subtitle" svg:x="1.16493in" svg:y="5.25in" svg:width="9in" svg:height="1.33333in"/>
    </style:presentation-page-layout>
    <style:presentation-page-layout style:name="Master1-PPL2" style:display-name="Title and Content">
      <presentation:placeholder presentation:object="title" svg:x="1.66493in" svg:y="0.41667in" svg:width="10in" svg:height="1.5in"/>
      <presentation:placeholder presentation:object="object" svg:x="1.66493in" svg:y="2.08333in" svg:width="9.98949in" svg:height="4.5in"/>
      <presentation:placeholder presentation:object="footer" svg:x="1.66493in" svg:y="7in" svg:width="7.16667in" svg:height="0.30209in"/>
      <presentation:placeholder presentation:object="date-time" svg:x="8.99652in" svg:y="7in" svg:width="1.58507in" svg:height="0.30209in"/>
      <presentation:placeholder presentation:object="page-number" svg:x="10.74826in" svg:y="7in" svg:width="0.91667in" svg:height="0.30209in"/>
    </style:presentation-page-layout>
    <style:presentation-page-layout style:name="Master1-PPL3" style:display-name="Section Header">
      <presentation:placeholder presentation:object="title" svg:x="1.15881in" svg:y="2.75in" svg:width="9.50612in" svg:height="3.08333in"/>
      <presentation:placeholder presentation:object="outline" svg:x="1.16493in" svg:y="5.91667in" svg:width="9.50058in" svg:height="0.66667in"/>
      <presentation:placeholder presentation:object="footer" svg:x="1.66493in" svg:y="7in" svg:width="7.16667in" svg:height="0.30209in"/>
      <presentation:placeholder presentation:object="date-time" svg:x="8.99652in" svg:y="7in" svg:width="1.58507in" svg:height="0.30209in"/>
      <presentation:placeholder presentation:object="page-number" svg:x="10.74826in" svg:y="7in" svg:width="0.91667in" svg:height="0.30209in"/>
    </style:presentation-page-layout>
    <style:presentation-page-layout style:name="Master1-PPL4" style:display-name="Two Content">
      <presentation:placeholder presentation:object="title" svg:x="1.66493in" svg:y="0.41667in" svg:width="10in" svg:height="1.5in"/>
      <presentation:placeholder presentation:object="object" svg:x="1.64565in" svg:y="2.08333in" svg:width="4.83333in" svg:height="4.5in"/>
      <presentation:placeholder presentation:object="object" svg:x="6.81232in" svg:y="2.08333in" svg:width="4.83333in" svg:height="4.5in"/>
      <presentation:placeholder presentation:object="footer" svg:x="1.66493in" svg:y="7in" svg:width="7.16667in" svg:height="0.30209in"/>
      <presentation:placeholder presentation:object="date-time" svg:x="8.99652in" svg:y="7in" svg:width="1.58507in" svg:height="0.30209in"/>
      <presentation:placeholder presentation:object="page-number" svg:x="10.74826in" svg:y="7in" svg:width="0.91667in" svg:height="0.30209in"/>
    </style:presentation-page-layout>
    <style:presentation-page-layout style:name="Master1-PPL5" style:display-name="Comparison">
      <presentation:placeholder presentation:object="title" svg:x="1.66493in" svg:y="0.41667in" svg:width="10in" svg:height="1.5in"/>
      <presentation:placeholder presentation:object="outline" svg:x="1.66493in" svg:y="2.08333in" svg:width="4.83in" svg:height="0.83333in"/>
      <presentation:placeholder presentation:object="object" svg:x="1.66493in" svg:y="3in" svg:width="4.83in" svg:height="3.58333in"/>
      <presentation:placeholder presentation:object="outline" svg:x="6.83493in" svg:y="2.08333in" svg:width="4.83in" svg:height="0.83333in"/>
      <presentation:placeholder presentation:object="object" svg:x="6.83493in" svg:y="3in" svg:width="4.83in" svg:height="3.58333in"/>
      <presentation:placeholder presentation:object="footer" svg:x="1.66493in" svg:y="7in" svg:width="7.16667in" svg:height="0.30209in"/>
      <presentation:placeholder presentation:object="date-time" svg:x="8.99652in" svg:y="7in" svg:width="1.58507in" svg:height="0.30209in"/>
      <presentation:placeholder presentation:object="page-number" svg:x="10.74826in" svg:y="7in" svg:width="0.91667in" svg:height="0.30209in"/>
    </style:presentation-page-layout>
    <style:presentation-page-layout style:name="Master1-PPL6" style:display-name="Title Only">
      <presentation:placeholder presentation:object="title" svg:x="1.66493in" svg:y="0.41667in" svg:width="10in" svg:height="1.5in"/>
      <presentation:placeholder presentation:object="footer" svg:x="1.66493in" svg:y="7in" svg:width="7.16667in" svg:height="0.30209in"/>
      <presentation:placeholder presentation:object="date-time" svg:x="8.99652in" svg:y="7in" svg:width="1.58507in" svg:height="0.30209in"/>
      <presentation:placeholder presentation:object="page-number" svg:x="10.74826in" svg:y="7in" svg:width="0.91667in" svg:height="0.30209in"/>
    </style:presentation-page-layout>
    <style:presentation-page-layout style:name="Master1-PPL7" style:display-name="Blank">
      <presentation:placeholder presentation:object="footer" svg:x="1.66493in" svg:y="7in" svg:width="7.16667in" svg:height="0.30209in"/>
      <presentation:placeholder presentation:object="date-time" svg:x="8.99652in" svg:y="7in" svg:width="1.58507in" svg:height="0.30209in"/>
      <presentation:placeholder presentation:object="page-number" svg:x="10.74826in" svg:y="7in" svg:width="0.91667in" svg:height="0.30209in"/>
    </style:presentation-page-layout>
    <style:presentation-page-layout style:name="Master1-PPL8" style:display-name="Content with Caption">
      <presentation:placeholder presentation:object="title" svg:x="1.15442in" svg:y="2.08333in" svg:width="3.9333in" svg:height="2.91667in"/>
      <presentation:placeholder presentation:object="outline" svg:x="1.16493in" svg:y="5.08333in" svg:width="3.91667in" svg:height="1.5in"/>
      <presentation:placeholder presentation:object="object" svg:x="5.41493in" svg:y="0.75in" svg:width="7in" svg:height="5.83333in"/>
      <presentation:placeholder presentation:object="footer" svg:x="1.66493in" svg:y="7in" svg:width="7.16667in" svg:height="0.30209in"/>
      <presentation:placeholder presentation:object="date-time" svg:x="8.99652in" svg:y="7in" svg:width="1.58507in" svg:height="0.30209in"/>
      <presentation:placeholder presentation:object="page-number" svg:x="10.74826in" svg:y="7in" svg:width="0.91667in" svg:height="0.30209in"/>
    </style:presentation-page-layout>
    <style:presentation-page-layout style:name="Master1-PPL9" style:display-name="Picture with Caption">
      <presentation:placeholder presentation:object="title" svg:x="1.15442in" svg:y="2.08333in" svg:width="3.9333in" svg:height="2.91667in"/>
      <presentation:placeholder presentation:object="outline" svg:x="1.16493in" svg:y="5.08333in" svg:width="3.91667in" svg:height="1.5in"/>
      <presentation:placeholder presentation:object="graphic" svg:x="5.41493in" svg:y="0.75in" svg:width="7in" svg:height="5.83333in"/>
      <presentation:placeholder presentation:object="footer" svg:x="1.66493in" svg:y="7in" svg:width="7.16667in" svg:height="0.30209in"/>
      <presentation:placeholder presentation:object="date-time" svg:x="8.99652in" svg:y="7in" svg:width="1.58507in" svg:height="0.30209in"/>
      <presentation:placeholder presentation:object="page-number" svg:x="10.74826in" svg:y="7in" svg:width="0.91667in" svg:height="0.30209in"/>
    </style:presentation-page-layout>
    <style:presentation-page-layout style:name="Master1-PPL10" style:display-name="Title and Vertical Text">
      <presentation:placeholder presentation:object="title" svg:x="1.66493in" svg:y="0.41667in" svg:width="10in" svg:height="1.5in"/>
      <presentation:placeholder presentation:object="outline" svg:x="1.66493in" svg:y="2.08333in" svg:width="9.98949in" svg:height="4.5in"/>
      <presentation:placeholder presentation:object="footer" svg:x="1.66493in" svg:y="7in" svg:width="7.16667in" svg:height="0.30209in"/>
      <presentation:placeholder presentation:object="date-time" svg:x="8.99652in" svg:y="7in" svg:width="1.58507in" svg:height="0.30209in"/>
      <presentation:placeholder presentation:object="page-number" svg:x="10.74826in" svg:y="7in" svg:width="0.91667in" svg:height="0.30209in"/>
    </style:presentation-page-layout>
    <style:presentation-page-layout style:name="Master1-PPL11" style:display-name="Vertical Title and Text">
      <presentation:placeholder presentation:object="title" svg:x="9.99826in" svg:y="0.41667in" svg:width="1.66667in" svg:height="6.16667in"/>
      <presentation:placeholder presentation:object="outline" svg:x="1.66493in" svg:y="0.41667in" svg:width="8.08333in" svg:height="6.16667in"/>
      <presentation:placeholder presentation:object="footer" svg:x="1.66493in" svg:y="7in" svg:width="7.16667in" svg:height="0.30209in"/>
      <presentation:placeholder presentation:object="date-time" svg:x="8.99652in" svg:y="7in" svg:width="1.58507in" svg:height="0.30209in"/>
      <presentation:placeholder presentation:object="page-number" svg:x="10.74826in" svg:y="7in" svg:width="0.91667in" svg:height="0.30209in"/>
    </style:presentation-page-layout>
    <style:style style:family="table-cell" style:name="a718">
      <style:table-cell-properties fo:background-color="#56c5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9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20">
      <style:table-cell-properties/>
    </style:style>
    <style:style style:family="table-cell" style:name="a721">
      <style:table-cell-properties fo:background-color="#cbcbcb"/>
    </style:style>
    <style:style style:family="table-cell" style:name="a722">
      <style:table-cell-properties/>
    </style:style>
    <style:style style:family="table-cell" style:name="a723">
      <style:table-cell-properties fo:background-color="#cbcbcb"/>
    </style:style>
    <style:style style:family="table-cell" style:name="a724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5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0">
      <style:table-cell-properties fo:background-color="#e9f5f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11">
      <style:table-cell-properties/>
    </style:style>
    <style:style style:family="table-cell" style:name="a712">
      <style:table-cell-properties fo:background-color="#d1eaff"/>
    </style:style>
    <style:style style:family="table-cell" style:name="a713">
      <style:table-cell-properties/>
    </style:style>
    <style:style style:family="table-cell" style:name="a714">
      <style:table-cell-properties fo:background-color="#d1eaff"/>
    </style:style>
    <style:style style:family="table-cell" style:name="a715">
      <style:table-cell-properties fo:background-color="#56c5ff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6">
      <style:table-cell-properties fo:background-color="#56c5ff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7">
      <style:table-cell-properties fo:background-color="#56c5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457" xlink:href="media/image4.jpg" xlink:show="embed" xlink:actuate="onLoad"/>
    <draw:fill-image draw:name="a371" xlink:href="media/image5.jpg" xlink:show="embed" xlink:actuate="onLoad"/>
    <draw:fill-image draw:name="a635" xlink:href="media/image5.jpg" xlink:show="embed" xlink:actuate="onLoad"/>
    <draw:fill-image draw:name="a61" xlink:href="media/image6.jpg" xlink:show="embed" xlink:actuate="onLoad"/>
    <draw:fill-image draw:name="a780" xlink:href="media/image5.jpg" xlink:show="embed" xlink:actuate="onLoad"/>
    <draw:fill-image draw:name="a850" xlink:href="media/image5.jpg" xlink:show="embed" xlink:actuate="onLoad"/>
    <draw:fill-image draw:name="a745" xlink:href="media/image5.jpg" xlink:show="embed" xlink:actuate="onLoad"/>
    <draw:fill-image draw:name="a840" xlink:href="media/image5.jpg" xlink:show="embed" xlink:actuate="onLoad"/>
    <draw:fill-image draw:name="a0" xlink:href="media/image5.jpg" xlink:show="embed" xlink:actuate="onLoad"/>
    <draw:fill-image draw:name="a884" xlink:href="media/image7.png" xlink:show="embed" xlink:actuate="onLoad"/>
    <draw:fill-image draw:name="a209" xlink:href="media/image5.jpg" xlink:show="embed" xlink:actuate="onLoad"/>
    <draw:fill-image draw:name="a99" xlink:href="media/image5.jpg" xlink:show="embed" xlink:actuate="onLoad"/>
    <draw:fill-image draw:name="a160" xlink:href="media/image7.png" xlink:show="embed" xlink:actuate="onLoad"/>
    <draw:fill-image draw:name="a286" xlink:href="media/image5.jpg" xlink:show="embed" xlink:actuate="onLoad"/>
    <draw:fill-image draw:name="a728" xlink:href="media/image6.jpg" xlink:show="embed" xlink:actuate="onLoad"/>
    <draw:fill-image draw:name="a574" xlink:href="media/image5.jpg" xlink:show="embed" xlink:actuate="onLoad"/>
    <draw:fill-image draw:name="a522" xlink:href="media/image4.jpg" xlink:show="embed" xlink:actuate="onLoad"/>
    <draw:marker draw:name="a797" svg:viewBox="0 0 20 30" svg:d="m10 0-10 30h20z"/>
    <draw:marker draw:name="a812" svg:viewBox="0 0 20 30" svg:d="m10 0-10 30h20z"/>
    <draw:marker draw:name="a799" svg:viewBox="0 0 20 30" svg:d="m10 0-10 30h20z"/>
    <draw:marker draw:name="a813" svg:viewBox="0 0 20 30" svg:d="m10 0-10 30h20z"/>
    <draw:marker draw:name="a801" svg:viewBox="0 0 20 30" svg:d="m10 0-10 30h20z"/>
    <draw:marker draw:name="a838" svg:viewBox="0 0 20 30" svg:d="m10 0-10 30h20z"/>
    <draw:marker draw:name="a828" svg:viewBox="0 0 20 30" svg:d="m10 0-10 30h20z"/>
    <table:table-template table:name="{5C22544A-7EE6-4342-B048-85BDC9FD1C3A}">
      <table:first-row table:style-name="a715" table:paragraph-style-name=""/>
      <table:last-row table:style-name="a716" table:paragraph-style-name=""/>
      <table:first-column table:style-name="a717" table:paragraph-style-name=""/>
      <table:last-column table:style-name="a718" table:paragraph-style-name=""/>
      <table:body table:style-name="a710" table:paragraph-style-name=""/>
      <table:even-rows table:style-name="a713" table:paragraph-style-name=""/>
      <table:odd-rows table:style-name="a714" table:paragraph-style-name=""/>
      <table:even-columns table:style-name="a711" table:paragraph-style-name=""/>
      <table:odd-columns table:style-name="a712" table:paragraph-style-name=""/>
    </table:table-template>
    <table:table-template table:name="{073A0DAA-6AF3-43AB-8588-CEC1D06C72B9}">
      <table:first-row table:style-name="a724" table:paragraph-style-name=""/>
      <table:last-row table:style-name="a725" table:paragraph-style-name=""/>
      <table:first-column table:style-name="a726" table:paragraph-style-name=""/>
      <table:last-column table:style-name="a727" table:paragraph-style-name=""/>
      <table:body table:style-name="a719" table:paragraph-style-name=""/>
      <table:even-rows table:style-name="a722" table:paragraph-style-name=""/>
      <table:odd-rows table:style-name="a723" table:paragraph-style-name=""/>
      <table:even-columns table:style-name="a720" table:paragraph-style-name=""/>
      <table:odd-columns table:style-name="a721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draw:fill="none" draw:stroke="solid" svg:stroke-width="0.01389in" svg:stroke-color="#000000" svg:stroke-opacity="100%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bitmap" draw:fill-image-name="a52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bitmap" draw:fill-image-name="a63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">
      <style:drawing-page-properties draw:fill="bitmap" draw:fill-image-name="a9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center" draw:fill="solid" draw:fill-color="#001027" draw:opacity="100%" draw:stroke="solid" svg:stroke-width="0.08333in" svg:stroke-color="#fffff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">
      <style:drawing-page-properties draw:fill="bitmap" draw:fill-image-name="a20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draw:fill="none" draw:stroke="solid" svg:stroke-width="0.01389in" svg:stroke-color="#000000" svg:stroke-opacity="100%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draw:fill="none" draw:stroke="solid" svg:stroke-width="0.01389in" svg:stroke-color="#000000" svg:stroke-opacity="100%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draw:fill="none" draw:stroke="solid" svg:stroke-width="0.01389in" svg:stroke-color="#000000" svg:stroke-opacity="100%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8">
      <style:drawing-page-properties draw:fill="bitmap" draw:fill-image-name="a45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draw:fill="none" draw:stroke="solid" svg:stroke-width="0.01389in" svg:stroke-color="#000000" svg:stroke-opacity="100%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draw:fill="none" draw:stroke="solid" svg:stroke-width="0.01389in" svg:stroke-color="#000000" svg:stroke-opacity="100%"/>
    </style:style>
    <style:style style:family="paragraph" style:name="a243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bitmap" draw:fill-image-name="a57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2">
      <style:drawing-page-properties draw:fill="bitmap" draw:fill-image-name="a37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">
      <style:drawing-page-properties draw:fill="bitmap" draw:fill-image-name="a16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92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bitmap" draw:fill-image-name="a28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solid" svg:stroke-width="0.01389in" svg:stroke-color="#000000" svg:stroke-opacity="100%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bitmap" draw:fill-image-name="a6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6">
      <style:drawing-page-properties draw:fill="solid" draw:fill-color="#001027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gital-Blue-Tunnel-16x9" style:page-layout-name="pageLayout1" draw:style-name="a1">
      <draw:frame draw:id="id0" presentation:style-name="a4" draw:name="Title Placeholder 1" svg:x="1.66493in" svg:y="0.41667in" svg:width="10in" svg:height="1.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1.66493in" svg:y="2.08333in" svg:width="9.98949in" svg:height="4.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Footer Placeholder 4" svg:x="1.66493in" svg:y="7in" svg:width="7.16667in" svg:height="0.30209in" presentation:class="footer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7" draw:name="Date Placeholder 3" svg:x="8.99652in" svg:y="7in" svg:width="1.58507in" svg:height="0.30209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1/25/2018</text:date></text:span></text:p>
        </draw:text-box>
        <svg:title/>
        <svg:desc/>
      </draw:frame>
      <draw:frame draw:id="id4" presentation:style-name="a30" draw:name="Slide Number Placeholder 5" svg:x="10.74826in" svg:y="7in" svg:width="0.91667in" svg:height="0.30209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Header Placeholder 1" svg:x="0in" svg:y="0in" svg:width="3.25in" svg:height="0.5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5in" svg:y="4.75in" svg:width="6in" svg:height="4.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2">
      <draw:frame draw:id="id11" presentation:style-name="a65" draw:name="Title 1" svg:x="1.16493in" svg:y="2in" svg:width="9in" svg:height="3.16667in" presentation:class="title" presentation:placeholder="false">
        <draw:text-box>
          <text:p text:style-name="a64" text:class-names="" text:cond-style-name=""><text:span text:style-name="a63" text:class-names="">Click to edit Master title style</text:span></text:p>
        </draw:text-box>
        <svg:title/>
        <svg:desc/>
      </draw:frame>
      <draw:frame draw:id="id12" presentation:style-name="a68" draw:name="Subtitle 2" svg:x="1.16493in" svg:y="5.25in" svg:width="9in" svg:height="1.33333in" presentation:class="subtitle" presentation:placeholder="false">
        <draw:text-box>
          <text:p text:style-name="a67" text:class-names="" text:cond-style-name=""><text:span text:style-name="a66" text:class-names="">Click to edit Master subtitle style</text:span></text:p>
        </draw:text-box>
        <svg:title/>
        <svg:desc/>
      </draw:frame>
      <presentation:notes style:page-layout-name="pageLayout2" draw:style-name="a98">
        <draw:frame draw:id="id5" presentation:style-name="a71" draw:name="Header Placeholder 1" svg:x="0in" svg:y="0in" svg:width="3.25in" svg:height="0.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6" presentation:style-name="a75" draw:name="Date Placeholder 2" svg:x="4.24826in" svg:y="0in" svg:width="3.25in" svg:height="0.5in" presentation:class="date-time" presentation:placeholder="false">
          <draw:text-box>
            <text:p text:style-name="a74" text:class-names="" text:cond-style-name=""><text:span text:style-name="a72" text:class-names=""><text:date text:fixed="false" style:data-style-name="a73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76" draw:name="Slide Image Placeholder 3">
          <svg:title/>
          <svg:desc/>
        </draw:page-thumbnail>
        <draw:frame draw:id="id8" presentation:style-name="a91" draw:name="Notes Placeholder 4" svg:x="0.75in" svg:y="4.75in" svg:width="6in" svg:height="4.5in" presentation:class="notes" presentation:placeholder="false">
          <draw:text-box>
            <text:p text:style-name="a78" text:class-names="" text:cond-style-name=""><text:span text:style-name="a77" text:class-names="">Click to edit Master text styles</text:span></text:p>
            <text:list text:style-name="a81">
              <text:list-item>
                <text:list text:style-name="a81">
                  <text:list-item>
                    <text:p text:style-name="a80" text:class-names="" text:cond-style-name=""><text:span text:style-name="a79" text:class-names="">Second level</text:span></text:p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p text:style-name="a83" text:class-names="" text:cond-style-name=""><text:span text:style-name="a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list text:style-name="a87">
                          <text:list-item>
                            <text:p text:style-name="a86" text:class-names="" text:cond-style-name=""><text:span text:style-name="a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list text:style-name="a90">
                          <text:list-item>
                            <text:list text:style-name="a90">
                              <text:list-item>
                                <text:p text:style-name="a89" text:class-names="" text:cond-style-name=""><text:span text:style-name="a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4" draw:name="Footer Placeholder 5" svg:x="0in" svg:y="9.49826in" svg:width="3.25in" svg:height="0.5in" presentation:class="foot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0" presentation:style-name="a97" draw:name="Slide Number Placeholder 6" svg:x="4.24826in" svg:y="9.49826in" svg:width="3.25in" svg:height="0.5in" presentation:class="page-number" presentation:placeholder="false">
          <draw:text-box>
            <text:p text:style-name="a96" text:class-names="" text:cond-style-name=""><text:span text:style-name="a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0">
      <draw:frame draw:id="id13" presentation:style-name="a103" draw:name="Title 1" svg:x="1.66493in" svg:y="0.41667in" svg:width="10in" svg:height="1.5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14" presentation:style-name="a119" draw:name="Content Placeholder 2" svg:x="1.66493in" svg:y="2.08333in" svg:width="9.98949in" svg:height="4.5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122" draw:name="Footer Placeholder 4" svg:x="1.66493in" svg:y="7in" svg:width="7.16667in" svg:height="0.30209in" presentation:class="footer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16" presentation:style-name="a126" draw:name="Date Placeholder 3" svg:x="8.99652in" svg:y="7in" svg:width="1.58507in" svg:height="0.30209in" presentation:class="date-time" presentation:placeholder="false">
        <draw:text-box>
          <text:p text:style-name="a125" text:class-names="" text:cond-style-name=""><text:span text:style-name="a123" text:class-names=""><text:date text:fixed="false" style:data-style-name="a124">1/25/2018</text:date></text:span></text:p>
        </draw:text-box>
        <svg:title/>
        <svg:desc/>
      </draw:frame>
      <draw:frame draw:id="id17" presentation:style-name="a129" draw:name="Slide Number Placeholder 5" svg:x="10.74826in" svg:y="7in" svg:width="0.91667in" svg:height="0.30209in" presentation:class="page-number" presentation:placeholder="false">
        <draw:text-box>
          <text:p text:style-name="a128" text:class-names="" text:cond-style-name=""><text:span text:style-name="a127" text:class-names=""><text:page-number style:num-format="1" text:fixed="false"/></text:span></text:p>
        </draw:text-box>
        <svg:title/>
        <svg:desc/>
      </draw:frame>
      <presentation:notes style:page-layout-name="pageLayout2" draw:style-name="a159">
        <draw:frame draw:id="id5" presentation:style-name="a132" draw:name="Header Placeholder 1" svg:x="0in" svg:y="0in" svg:width="3.25in" svg:height="0.5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6" presentation:style-name="a136" draw:name="Date Placeholder 2" svg:x="4.24826in" svg:y="0in" svg:width="3.25in" svg:height="0.5in" presentation:class="date-time" presentation:placeholder="false">
          <draw:text-box>
            <text:p text:style-name="a135" text:class-names="" text:cond-style-name=""><text:span text:style-name="a133" text:class-names=""><text:date text:fixed="false" style:data-style-name="a134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137" draw:name="Slide Image Placeholder 3">
          <svg:title/>
          <svg:desc/>
        </draw:page-thumbnail>
        <draw:frame draw:id="id8" presentation:style-name="a152" draw:name="Notes Placeholder 4" svg:x="0.75in" svg:y="4.75in" svg:width="6in" svg:height="4.5in" presentation:class="notes" presentation:placeholder="false">
          <draw:text-box>
            <text:p text:style-name="a139" text:class-names="" text:cond-style-name=""><text:span text:style-name="a138" text:class-names="">Click to edit Master text styles</text:span></text:p>
            <text:list text:style-name="a142">
              <text:list-item>
                <text:list text:style-name="a142">
                  <text:list-item>
                    <text:p text:style-name="a141" text:class-names="" text:cond-style-name=""><text:span text:style-name="a140" text:class-names="">Second level</text:span></text:p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p text:style-name="a144" text:class-names="" text:cond-style-name=""><text:span text:style-name="a1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list text:style-name="a148">
                          <text:list-item>
                            <text:p text:style-name="a147" text:class-names="" text:cond-style-name=""><text:span text:style-name="a1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list text:style-name="a151">
                              <text:list-item>
                                <text:p text:style-name="a150" text:class-names="" text:cond-style-name=""><text:span text:style-name="a1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5" draw:name="Footer Placeholder 5" svg:x="0in" svg:y="9.49826in" svg:width="3.25in" svg:height="0.5in" presentation:class="foot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10" presentation:style-name="a158" draw:name="Slide Number Placeholder 6" svg:x="4.24826in" svg:y="9.49826in" svg:width="3.25in" svg:height="0.5in" presentation:class="page-number" presentation:placeholder="false">
          <draw:text-box>
            <text:p text:style-name="a157" text:class-names="" text:cond-style-name=""><text:span text:style-name="a1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1">
      <draw:frame draw:id="id18" presentation:style-name="a164" draw:name="Title 1" svg:x="1.15881in" svg:y="2.75in" svg:width="9.50612in" svg:height="3.08333in" presentation:class="title" presentation:placeholder="false">
        <draw:text-box>
          <text:p text:style-name="a163" text:class-names="" text:cond-style-name=""><text:span text:style-name="a162" text:class-names="">Click to edit Master title style</text:span></text:p>
        </draw:text-box>
        <svg:title/>
        <svg:desc/>
      </draw:frame>
      <draw:frame draw:id="id19" presentation:style-name="a168" draw:name="Text Placeholder 2" svg:x="1.16493in" svg:y="5.91667in" svg:width="9.50058in" svg:height="0.66667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Edit Master text styles</text:span></text:p>
            </text:list-item>
          </text:list>
        </draw:text-box>
        <svg:title/>
        <svg:desc/>
      </draw:frame>
      <draw:frame draw:id="id20" presentation:style-name="a171" draw:name="Footer Placeholder 4" svg:x="1.66493in" svg:y="7in" svg:width="7.16667in" svg:height="0.30209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21" presentation:style-name="a175" draw:name="Date Placeholder 3" svg:x="8.99652in" svg:y="7in" svg:width="1.58507in" svg:height="0.30209in" presentation:class="date-time" presentation:placeholder="false">
        <draw:text-box>
          <text:p text:style-name="a174" text:class-names="" text:cond-style-name=""><text:span text:style-name="a172" text:class-names=""><text:date text:fixed="false" style:data-style-name="a173">1/25/2018</text:date></text:span></text:p>
        </draw:text-box>
        <svg:title/>
        <svg:desc/>
      </draw:frame>
      <draw:frame draw:id="id22" presentation:style-name="a178" draw:name="Slide Number Placeholder 5" svg:x="10.74826in" svg:y="7in" svg:width="0.91667in" svg:height="0.30209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5" presentation:style-name="a181" draw:name="Header Placeholder 1" svg:x="0in" svg:y="0in" svg:width="3.25in" svg:height="0.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6" presentation:style-name="a185" draw:name="Date Placeholder 2" svg:x="4.24826in" svg:y="0in" svg:width="3.25in" svg:height="0.5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186" draw:name="Slide Image Placeholder 3">
          <svg:title/>
          <svg:desc/>
        </draw:page-thumbnail>
        <draw:frame draw:id="id8" presentation:style-name="a201" draw:name="Notes Placeholder 4" svg:x="0.75in" svg:y="4.75in" svg:width="6in" svg:height="4.5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4" draw:name="Footer Placeholder 5" svg:x="0in" svg:y="9.49826in" svg:width="3.25in" svg:height="0.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0" presentation:style-name="a207" draw:name="Slide Number Placeholder 6" svg:x="4.24826in" svg:y="9.49826in" svg:width="3.25in" svg:height="0.5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0">
      <draw:frame draw:id="id23" presentation:style-name="a213" draw:name="Title 1" svg:x="1.66493in" svg:y="0.41667in" svg:width="10in" svg:height="1.5in" presentation:class="title" presentation:placeholder="false">
        <draw:text-box>
          <text:p text:style-name="a212" text:class-names="" text:cond-style-name=""><text:span text:style-name="a211" text:class-names="">Click to edit Master title style</text:span></text:p>
        </draw:text-box>
        <svg:title/>
        <svg:desc/>
      </draw:frame>
      <draw:frame draw:id="id24" presentation:style-name="a229" draw:name="Content Placeholder 2" svg:x="1.64565in" svg:y="2.08333in" svg:width="4.83333in" svg:height="4.5in" presentation:class="object" presentation:placeholder="false">
        <draw:text-box>
          <text:list text:style-name="a216">
            <text:list-item>
              <text:p text:style-name="a215" text:class-names="" text:cond-style-name=""><text:span text:style-name="a214" text:class-names="">Edit Master text styles</text:span></text:p>
            </text:list-item>
          </text:list>
          <text:list text:style-name="a219">
            <text:list-item>
              <text:list text:style-name="a219">
                <text:list-item>
                  <text:p text:style-name="a218" text:class-names="" text:cond-style-name=""><text:span text:style-name="a217" text:class-names="">Second level</text:span></text:p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p text:style-name="a221" text:class-names="" text:cond-style-name=""><text:span text:style-name="a2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245" draw:name="Content Placeholder 3" svg:x="6.81232in" svg:y="2.08333in" svg:width="4.83333in" svg:height="4.5in" presentation:class="object" presentation:placeholder="false">
        <draw:text-box>
          <text:list text:style-name="a232">
            <text:list-item>
              <text:p text:style-name="a231" text:class-names="" text:cond-style-name=""><text:span text:style-name="a230" text:class-names="">Edit Master text styles</text:span></text:p>
            </text:list-item>
          </text:list>
          <text:list text:style-name="a235">
            <text:list-item>
              <text:list text:style-name="a235">
                <text:list-item>
                  <text:p text:style-name="a234" text:class-names="" text:cond-style-name=""><text:span text:style-name="a233" text:class-names="">Second level</text:span></text:p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p text:style-name="a237" text:class-names="" text:cond-style-name=""><text:span text:style-name="a236" text:class-names="">Third level</text:span></text:p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p text:style-name="a240" text:class-names="" text:cond-style-name=""><text:span text:style-name="a2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48" draw:name="Footer Placeholder 5" svg:x="1.66493in" svg:y="7in" svg:width="7.16667in" svg:height="0.30209in" presentation:class="footer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27" presentation:style-name="a252" draw:name="Date Placeholder 4" svg:x="8.99652in" svg:y="7in" svg:width="1.58507in" svg:height="0.30209in" presentation:class="date-time" presentation:placeholder="false">
        <draw:text-box>
          <text:p text:style-name="a251" text:class-names="" text:cond-style-name=""><text:span text:style-name="a249" text:class-names=""><text:date text:fixed="false" style:data-style-name="a250">1/25/2018</text:date></text:span></text:p>
        </draw:text-box>
        <svg:title/>
        <svg:desc/>
      </draw:frame>
      <draw:frame draw:id="id28" presentation:style-name="a255" draw:name="Slide Number Placeholder 6" svg:x="10.74826in" svg:y="7in" svg:width="0.91667in" svg:height="0.30209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frame draw:id="id5" presentation:style-name="a258" draw:name="Header Placeholder 1" svg:x="0in" svg:y="0in" svg:width="3.25in" svg:height="0.5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6" presentation:style-name="a262" draw:name="Date Placeholder 2" svg:x="4.24826in" svg:y="0in" svg:width="3.25in" svg:height="0.5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263" draw:name="Slide Image Placeholder 3">
          <svg:title/>
          <svg:desc/>
        </draw:page-thumbnail>
        <draw:frame draw:id="id8" presentation:style-name="a278" draw:name="Notes Placeholder 4" svg:x="0.75in" svg:y="4.75in" svg:width="6in" svg:height="4.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1" draw:name="Footer Placeholder 5" svg:x="0in" svg:y="9.49826in" svg:width="3.25in" svg:height="0.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lide Number Placeholder 6" svg:x="4.24826in" svg:y="9.49826in" svg:width="3.25in" svg:height="0.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87">
      <draw:frame draw:id="id29" presentation:style-name="a290" draw:name="Title 1" svg:x="1.66493in" svg:y="0.41667in" svg:width="10in" svg:height="1.5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30" presentation:style-name="a294" draw:name="Text Placeholder 2" svg:x="1.66493in" svg:y="2.08333in" svg:width="4.83in" svg:height="0.83333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Edit Master text styles</text:span></text:p>
            </text:list-item>
          </text:list>
        </draw:text-box>
        <svg:title/>
        <svg:desc/>
      </draw:frame>
      <draw:frame draw:id="id31" presentation:style-name="a310" draw:name="Content Placeholder 3" svg:x="1.66493in" svg:y="3in" svg:width="4.83in" svg:height="3.58333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cond le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314" draw:name="Text Placeholder 4" svg:x="6.83493in" svg:y="2.08333in" svg:width="4.83in" svg:height="0.83333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Edit Master text styles</text:span></text:p>
            </text:list-item>
          </text:list>
        </draw:text-box>
        <svg:title/>
        <svg:desc/>
      </draw:frame>
      <draw:frame draw:id="id33" presentation:style-name="a330" draw:name="Content Placeholder 5" svg:x="6.83493in" svg:y="3in" svg:width="4.83in" svg:height="3.58333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33" draw:name="Footer Placeholder 7" svg:x="1.66493in" svg:y="7in" svg:width="7.16667in" svg:height="0.30209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35" presentation:style-name="a337" draw:name="Date Placeholder 6" svg:x="8.99652in" svg:y="7in" svg:width="1.58507in" svg:height="0.30209in" presentation:class="date-time" presentation:placeholder="false">
        <draw:text-box>
          <text:p text:style-name="a336" text:class-names="" text:cond-style-name=""><text:span text:style-name="a334" text:class-names=""><text:date text:fixed="false" style:data-style-name="a335">1/25/2018</text:date></text:span></text:p>
        </draw:text-box>
        <svg:title/>
        <svg:desc/>
      </draw:frame>
      <draw:frame draw:id="id36" presentation:style-name="a340" draw:name="Slide Number Placeholder 8" svg:x="10.74826in" svg:y="7in" svg:width="0.91667in" svg:height="0.30209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  <presentation:notes style:page-layout-name="pageLayout2" draw:style-name="a370">
        <draw:frame draw:id="id5" presentation:style-name="a343" draw:name="Header Placeholder 1" svg:x="0in" svg:y="0in" svg:width="3.25in" svg:height="0.5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6" presentation:style-name="a347" draw:name="Date Placeholder 2" svg:x="4.24826in" svg:y="0in" svg:width="3.25in" svg:height="0.5in" presentation:class="date-time" presentation:placeholder="false">
          <draw:text-box>
            <text:p text:style-name="a346" text:class-names="" text:cond-style-name=""><text:span text:style-name="a344" text:class-names=""><text:date text:fixed="false" style:data-style-name="a345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48" draw:name="Slide Image Placeholder 3">
          <svg:title/>
          <svg:desc/>
        </draw:page-thumbnail>
        <draw:frame draw:id="id8" presentation:style-name="a363" draw:name="Notes Placeholder 4" svg:x="0.75in" svg:y="4.75in" svg:width="6in" svg:height="4.5in" presentation:class="notes" presentation:placeholder="false">
          <draw:text-box>
            <text:p text:style-name="a350" text:class-names="" text:cond-style-name=""><text:span text:style-name="a349" text:class-names="">Click to edit Master text styles</text:span></text:p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1" text:class-names="">Second level</text:span></text:p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p text:style-name="a355" text:class-names="" text:cond-style-name=""><text:span text:style-name="a3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p text:style-name="a358" text:class-names="" text:cond-style-name=""><text:span text:style-name="a3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list text:style-name="a362">
                              <text:list-item>
                                <text:p text:style-name="a361" text:class-names="" text:cond-style-name=""><text:span text:style-name="a3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6" draw:name="Footer Placeholder 5" svg:x="0in" svg:y="9.49826in" svg:width="3.25in" svg:height="0.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Slide Number Placeholder 6" svg:x="4.24826in" svg:y="9.49826in" svg:width="3.25in" svg:height="0.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2">
      <draw:frame draw:id="id37" presentation:style-name="a375" draw:name="Title 1" svg:x="1.66493in" svg:y="0.41667in" svg:width="10in" svg:height="1.5in" presentation:class="title" presentation:placeholder="false">
        <draw:text-box>
          <text:p text:style-name="a374" text:class-names="" text:cond-style-name=""><text:span text:style-name="a373" text:class-names="">Click to edit Master title style</text:span></text:p>
        </draw:text-box>
        <svg:title/>
        <svg:desc/>
      </draw:frame>
      <draw:frame draw:id="id38" presentation:style-name="a378" draw:name="Footer Placeholder 3" svg:x="1.66493in" svg:y="7in" svg:width="7.16667in" svg:height="0.30209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39" presentation:style-name="a382" draw:name="Date Placeholder 2" svg:x="8.99652in" svg:y="7in" svg:width="1.58507in" svg:height="0.30209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/25/2018</text:date></text:span></text:p>
        </draw:text-box>
        <svg:title/>
        <svg:desc/>
      </draw:frame>
      <draw:frame draw:id="id40" presentation:style-name="a385" draw:name="Slide Number Placeholder 4" svg:x="10.74826in" svg:y="7in" svg:width="0.91667in" svg:height="0.30209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frame draw:id="id5" presentation:style-name="a388" draw:name="Header Placeholder 1" svg:x="0in" svg:y="0in" svg:width="3.25in" svg:height="0.5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in" presentation:class="date-time" presentation:placeholder="false">
          <draw:text-box>
            <text:p text:style-name="a391" text:class-names="" text:cond-style-name=""><text:span text:style-name="a389" text:class-names=""><text:date text:fixed="false" style:data-style-name="a390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93" draw:name="Slide Image Placeholder 3">
          <svg:title/>
          <svg:desc/>
        </draw:page-thumbnail>
        <draw:frame draw:id="id8" presentation:style-name="a408" draw:name="Notes Placeholder 4" svg:x="0.75in" svg:y="4.75in" svg:width="6in" svg:height="4.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list text:style-name="a407">
                              <text:list-item>
                                <text:p text:style-name="a406" text:class-names="" text:cond-style-name=""><text:span text:style-name="a4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1" draw:name="Footer Placeholder 5" svg:x="0in" svg:y="9.49826in" svg:width="3.25in" svg:height="0.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Slide Number Placeholder 6" svg:x="4.24826in" svg:y="9.49826in" svg:width="3.25in" svg:height="0.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6">
      <draw:frame draw:id="id41" presentation:style-name="a419" draw:name="Footer Placeholder 2" svg:x="1.66493in" svg:y="7in" svg:width="7.16667in" svg:height="0.30209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42" presentation:style-name="a423" draw:name="Date Placeholder 1" svg:x="8.99652in" svg:y="7in" svg:width="1.58507in" svg:height="0.30209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/25/2018</text:date></text:span></text:p>
        </draw:text-box>
        <svg:title/>
        <svg:desc/>
      </draw:frame>
      <draw:frame draw:id="id43" presentation:style-name="a426" draw:name="Slide Number Placeholder 3" svg:x="10.74826in" svg:y="7in" svg:width="0.91667in" svg:height="0.30209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56">
        <draw:frame draw:id="id5" presentation:style-name="a429" draw:name="Header Placeholder 1" svg:x="0in" svg:y="0in" svg:width="3.25in" svg:height="0.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6" presentation:style-name="a433" draw:name="Date Placeholder 2" svg:x="4.24826in" svg:y="0in" svg:width="3.25in" svg:height="0.5in" presentation:class="date-time" presentation:placeholder="false">
          <draw:text-box>
            <text:p text:style-name="a432" text:class-names="" text:cond-style-name=""><text:span text:style-name="a430" text:class-names=""><text:date text:fixed="false" style:data-style-name="a431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434" draw:name="Slide Image Placeholder 3">
          <svg:title/>
          <svg:desc/>
        </draw:page-thumbnail>
        <draw:frame draw:id="id8" presentation:style-name="a449" draw:name="Notes Placeholder 4" svg:x="0.75in" svg:y="4.75in" svg:width="6in" svg:height="4.5in" presentation:class="notes" presentation:placeholder="false">
          <draw:text-box>
            <text:p text:style-name="a436" text:class-names="" text:cond-style-name=""><text:span text:style-name="a435" text:class-names="">Click to edit Master text styles</text:span></text:p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Second level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p text:style-name="a441" text:class-names="" text:cond-style-name=""><text:span text:style-name="a4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p text:style-name="a444" text:class-names="" text:cond-style-name=""><text:span text:style-name="a4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list text:style-name="a448">
                              <text:list-item>
                                <text:p text:style-name="a447" text:class-names="" text:cond-style-name=""><text:span text:style-name="a4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2" draw:name="Footer Placeholder 5" svg:x="0in" svg:y="9.49826in" svg:width="3.25in" svg:height="0.5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0" presentation:style-name="a455" draw:name="Slide Number Placeholder 6" svg:x="4.24826in" svg:y="9.49826in" svg:width="3.25in" svg:height="0.5in" presentation:class="page-number" presentation:placeholder="false">
          <draw:text-box>
            <text:p text:style-name="a454" text:class-names="" text:cond-style-name=""><text:span text:style-name="a4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58">
      <draw:frame draw:id="id44" presentation:style-name="a461" draw:name="Title 1" svg:x="1.15442in" svg:y="2.08333in" svg:width="3.9333in" svg:height="2.91667in" presentation:class="title" presentation:placeholder="false">
        <draw:text-box>
          <text:p text:style-name="a460" text:class-names="" text:cond-style-name=""><text:span text:style-name="a459" text:class-names="">Click to edit Master title style</text:span></text:p>
        </draw:text-box>
        <svg:title/>
        <svg:desc/>
      </draw:frame>
      <draw:frame draw:id="id45" presentation:style-name="a465" draw:name="Text Placeholder 3" svg:x="1.16493in" svg:y="5.08333in" svg:width="3.91667in" svg:height="1.5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Edit Master text styles</text:span></text:p>
            </text:list-item>
          </text:list>
        </draw:text-box>
        <svg:title/>
        <svg:desc/>
      </draw:frame>
      <draw:frame draw:id="id46" presentation:style-name="a481" draw:name="Content Placeholder 2" svg:x="5.41493in" svg:y="0.75in" svg:width="7in" svg:height="5.83333in" presentation:class="object" presentation:placeholder="false">
        <draw:text-box>
          <text:list text:style-name="a468">
            <text:list-item>
              <text:p text:style-name="a467" text:class-names="" text:cond-style-name=""><text:span text:style-name="a466" text:class-names="">Edit Master text styles</text:span></text:p>
            </text:list-item>
          </text:list>
          <text:list text:style-name="a471">
            <text:list-item>
              <text:list text:style-name="a471">
                <text:list-item>
                  <text:p text:style-name="a470" text:class-names="" text:cond-style-name=""><text:span text:style-name="a469" text:class-names="">Second level</text:span></text:p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p text:style-name="a473" text:class-names="" text:cond-style-name=""><text:span text:style-name="a472" text:class-names="">Third level</text:span></text:p>
                    </text:list-item>
                  </text:list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list text:style-name="a477">
                        <text:list-item>
                          <text:p text:style-name="a476" text:class-names="" text:cond-style-name=""><text:span text:style-name="a4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list text:style-name="a480">
                        <text:list-item>
                          <text:list text:style-name="a480">
                            <text:list-item>
                              <text:p text:style-name="a479" text:class-names="" text:cond-style-name=""><text:span text:style-name="a4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84" draw:name="Footer Placeholder 5" svg:x="1.66493in" svg:y="7in" svg:width="7.16667in" svg:height="0.30209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48" presentation:style-name="a488" draw:name="Date Placeholder 4" svg:x="8.99652in" svg:y="7in" svg:width="1.58507in" svg:height="0.30209in" presentation:class="date-time" presentation:placeholder="false">
        <draw:text-box>
          <text:p text:style-name="a487" text:class-names="" text:cond-style-name=""><text:span text:style-name="a485" text:class-names=""><text:date text:fixed="false" style:data-style-name="a486">1/25/2018</text:date></text:span></text:p>
        </draw:text-box>
        <svg:title/>
        <svg:desc/>
      </draw:frame>
      <draw:frame draw:id="id49" presentation:style-name="a491" draw:name="Slide Number Placeholder 6" svg:x="10.74826in" svg:y="7in" svg:width="0.91667in" svg:height="0.30209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5" presentation:style-name="a494" draw:name="Header Placeholder 1" svg:x="0in" svg:y="0in" svg:width="3.25in" svg:height="0.5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6" presentation:style-name="a498" draw:name="Date Placeholder 2" svg:x="4.24826in" svg:y="0in" svg:width="3.25in" svg:height="0.5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499" draw:name="Slide Image Placeholder 3">
          <svg:title/>
          <svg:desc/>
        </draw:page-thumbnail>
        <draw:frame draw:id="id8" presentation:style-name="a514" draw:name="Notes Placeholder 4" svg:x="0.75in" svg:y="4.75in" svg:width="6in" svg:height="4.5in" presentation:class="notes" presentation:placeholder="false">
          <draw:text-box>
            <text:p text:style-name="a501" text:class-names="" text:cond-style-name=""><text:span text:style-name="a500" text:class-names="">Click to 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7" draw:name="Footer Placeholder 5" svg:x="0in" svg:y="9.49826in" svg:width="3.25in" svg:height="0.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24826in" svg:y="9.49826in" svg:width="3.25in" svg:height="0.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3">
      <draw:frame draw:id="id50" presentation:style-name="a526" draw:name="Title 1" svg:x="1.15442in" svg:y="2.08333in" svg:width="3.9333in" svg:height="2.91667in" presentation:class="title" presentation:placeholder="false">
        <draw:text-box>
          <text:p text:style-name="a525" text:class-names="" text:cond-style-name=""><text:span text:style-name="a524" text:class-names="">Click to edit Master title style</text:span></text:p>
        </draw:text-box>
        <svg:title/>
        <svg:desc/>
      </draw:frame>
      <draw:frame draw:id="id51" presentation:style-name="a530" draw:name="Text Placeholder 3" svg:x="1.16493in" svg:y="5.08333in" svg:width="3.91667in" svg:height="1.5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Edit Master text styles</text:span></text:p>
            </text:list-item>
          </text:list>
        </draw:text-box>
        <svg:title/>
        <svg:desc/>
      </draw:frame>
      <draw:frame draw:id="id52" presentation:style-name="a533" draw:name="Picture Placeholder 2" svg:x="5.41493in" svg:y="0.75in" svg:width="7in" svg:height="5.83333in" presentation:class="graphic" presentation:placeholder="false">
        <draw:text-box>
          <text:p text:style-name="a532" text:class-names="" text:cond-style-name=""><text:span text:style-name="a531" text:class-names="">Click icon to add picture</text:span></text:p>
        </draw:text-box>
        <svg:title/>
        <svg:desc>An empty placeholder to add an image. Click on the placeholder and select the image that you wish to add.</svg:desc>
      </draw:frame>
      <draw:frame draw:id="id53" presentation:style-name="a536" draw:name="Footer Placeholder 5" svg:x="1.66493in" svg:y="7in" svg:width="7.16667in" svg:height="0.30209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54" presentation:style-name="a540" draw:name="Date Placeholder 4" svg:x="8.99652in" svg:y="7in" svg:width="1.58507in" svg:height="0.30209in" presentation:class="date-time" presentation:placeholder="false">
        <draw:text-box>
          <text:p text:style-name="a539" text:class-names="" text:cond-style-name=""><text:span text:style-name="a537" text:class-names=""><text:date text:fixed="false" style:data-style-name="a538">1/25/2018</text:date></text:span></text:p>
        </draw:text-box>
        <svg:title/>
        <svg:desc/>
      </draw:frame>
      <draw:frame draw:id="id55" presentation:style-name="a543" draw:name="Slide Number Placeholder 6" svg:x="10.74826in" svg:y="7in" svg:width="0.91667in" svg:height="0.30209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frame draw:id="id5" presentation:style-name="a546" draw:name="Header Placeholder 1" svg:x="0in" svg:y="0in" svg:width="3.25in" svg:height="0.5in" presentation:class="head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6" presentation:style-name="a550" draw:name="Date Placeholder 2" svg:x="4.24826in" svg:y="0in" svg:width="3.25in" svg:height="0.5in" presentation:class="date-time" presentation:placeholder="false">
          <draw:text-box>
            <text:p text:style-name="a549" text:class-names="" text:cond-style-name=""><text:span text:style-name="a547" text:class-names=""><text:date text:fixed="false" style:data-style-name="a548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551" draw:name="Slide Image Placeholder 3">
          <svg:title/>
          <svg:desc/>
        </draw:page-thumbnail>
        <draw:frame draw:id="id8" presentation:style-name="a566" draw:name="Notes Placeholder 4" svg:x="0.75in" svg:y="4.75in" svg:width="6in" svg:height="4.5in" presentation:class="notes" presentation:placeholder="false">
          <draw:text-box>
            <text:p text:style-name="a553" text:class-names="" text:cond-style-name=""><text:span text:style-name="a552" text:class-names="">Click to edit Master text styles</text:span></text:p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>Second level</text:span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p text:style-name="a558" text:class-names="" text:cond-style-name=""><text:span text:style-name="a5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p text:style-name="a561" text:class-names="" text:cond-style-name=""><text:span text:style-name="a5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list text:style-name="a565">
                          <text:list-item>
                            <text:list text:style-name="a565">
                              <text:list-item>
                                <text:p text:style-name="a564" text:class-names="" text:cond-style-name=""><text:span text:style-name="a5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9" draw:name="Footer Placeholder 5" svg:x="0in" svg:y="9.49826in" svg:width="3.25in" svg:height="0.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Slide Number Placeholder 6" svg:x="4.24826in" svg:y="9.49826in" svg:width="3.25in" svg:height="0.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6" presentation:style-name="a578" draw:name="Title 1" svg:x="1.66493in" svg:y="0.41667in" svg:width="10in" svg:height="1.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57" presentation:style-name="a594" draw:name="Vertical Text Placeholder 2" svg:x="1.66493in" svg:y="2.08333in" svg:width="9.98949in" svg:height="4.5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97" draw:name="Footer Placeholder 4" svg:x="1.66493in" svg:y="7in" svg:width="7.16667in" svg:height="0.30209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59" presentation:style-name="a601" draw:name="Date Placeholder 3" svg:x="8.99652in" svg:y="7in" svg:width="1.58507in" svg:height="0.30209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1/25/2018</text:date></text:span></text:p>
        </draw:text-box>
        <svg:title/>
        <svg:desc/>
      </draw:frame>
      <draw:frame draw:id="id60" presentation:style-name="a604" draw:name="Slide Number Placeholder 5" svg:x="10.74826in" svg:y="7in" svg:width="0.91667in" svg:height="0.30209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75in" svg:width="6in" svg:height="4.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6">
      <draw:frame draw:id="id61" presentation:style-name="a639" draw:name="Vertical Title 1" svg:x="9.99826in" svg:y="0.41667in" svg:width="1.66667in" svg:height="6.16667in" presentation:class="title" presentation:placeholder="false">
        <draw:text-box>
          <text:p text:style-name="a638" text:class-names="" text:cond-style-name=""><text:span text:style-name="a637" text:class-names="">Click to edit Master title style</text:span></text:p>
        </draw:text-box>
        <svg:title/>
        <svg:desc/>
      </draw:frame>
      <draw:frame draw:id="id62" presentation:style-name="a655" draw:name="Vertical Text Placeholder 2" svg:x="1.66493in" svg:y="0.41667in" svg:width="8.08333in" svg:height="6.16667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Edit Master text styles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Second level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hird level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list text:style-name="a654">
                        <text:list-item>
                          <text:list text:style-name="a654">
                            <text:list-item>
                              <text:p text:style-name="a653" text:class-names="" text:cond-style-name=""><text:span text:style-name="a6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58" draw:name="Footer Placeholder 4" svg:x="1.66493in" svg:y="7in" svg:width="7.16667in" svg:height="0.30209in" presentation:class="footer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64" presentation:style-name="a662" draw:name="Date Placeholder 3" svg:x="8.99652in" svg:y="7in" svg:width="1.58507in" svg:height="0.30209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1/25/2018</text:date></text:span></text:p>
        </draw:text-box>
        <svg:title/>
        <svg:desc/>
      </draw:frame>
      <draw:frame draw:id="id65" presentation:style-name="a665" draw:name="Slide Number Placeholder 5" svg:x="10.74826in" svg:y="7in" svg:width="0.91667in" svg:height="0.30209in" presentation:class="page-number" presentation:placeholder="false">
        <draw:text-box>
          <text:p text:style-name="a664" text:class-names="" text:cond-style-name=""><text:span text:style-name="a663" text:class-names=""><text:page-number style:num-format="1" text:fixed="false"/></text:span></text:p>
        </draw:text-box>
        <svg:title/>
        <svg:desc/>
      </draw:frame>
      <presentation:notes style:page-layout-name="pageLayout2" draw:style-name="a695">
        <draw:frame draw:id="id5" presentation:style-name="a668" draw:name="Header Placeholder 1" svg:x="0in" svg:y="0in" svg:width="3.25in" svg:height="0.5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6" presentation:style-name="a672" draw:name="Date Placeholder 2" svg:x="4.24826in" svg:y="0in" svg:width="3.25in" svg:height="0.5in" presentation:class="date-time" presentation:placeholder="false">
          <draw:text-box>
            <text:p text:style-name="a671" text:class-names="" text:cond-style-name=""><text:span text:style-name="a669" text:class-names=""><text:date text:fixed="false" style:data-style-name="a670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673" draw:name="Slide Image Placeholder 3">
          <svg:title/>
          <svg:desc/>
        </draw:page-thumbnail>
        <draw:frame draw:id="id8" presentation:style-name="a688" draw:name="Notes Placeholder 4" svg:x="0.75in" svg:y="4.75in" svg:width="6in" svg:height="4.5in" presentation:class="notes" presentation:placeholder="false">
          <draw:text-box>
            <text:p text:style-name="a675" text:class-names="" text:cond-style-name=""><text:span text:style-name="a674" text:class-names="">Click to edit Master text styles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Second level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p text:style-name="a683" text:class-names="" text:cond-style-name=""><text:span text:style-name="a6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list text:style-name="a687">
                          <text:list-item>
                            <text:list text:style-name="a687">
                              <text:list-item>
                                <text:p text:style-name="a686" text:class-names="" text:cond-style-name=""><text:span text:style-name="a6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1" draw:name="Footer Placeholder 5" svg:x="0in" svg:y="9.49826in" svg:width="3.25in" svg:height="0.5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0" presentation:style-name="a694" draw:name="Slide Number Placeholder 6" svg:x="4.24826in" svg:y="9.49826in" svg:width="3.25in" svg:height="0.5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96">
      <draw:frame draw:id="id66" presentation:style-name="a699" draw:name="Header Placeholder 1" svg:x="0in" svg:y="0in" svg:width="3.25in" svg:height="0.50174in" presentation:class="header" presentation:placeholder="false">
        <draw:text-box>
          <text:p text:style-name="a698" text:class-names="" text:cond-style-name=""><text:span text:style-name="a697" text:class-names=""/></text:p>
        </draw:text-box>
        <svg:title/>
        <svg:desc/>
      </draw:frame>
      <draw:frame draw:id="id67" presentation:style-name="a703" draw:name="Date Placeholder 2" svg:x="4.24826in" svg:y="0in" svg:width="3.25in" svg:height="0.50174in" presentation:class="date-time" presentation:placeholder="false">
        <draw:text-box>
          <text:p text:style-name="a702" text:class-names="" text:cond-style-name=""><text:span text:style-name="a700" text:class-names=""><text:date text:fixed="false" style:data-style-name="a701">1/25/2018</text:date></text:span></text:p>
        </draw:text-box>
        <svg:title/>
        <svg:desc/>
      </draw:frame>
      <draw:frame draw:id="id68" presentation:style-name="a706" draw:name="Footer Placeholder 3" svg:x="0in" svg:y="9.49826in" svg:width="3.25in" svg:height="0.50174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9" presentation:style-name="a709" draw:name="Slide Number Placeholder 4" svg:x="4.24826in" svg:y="9.49826in" svg:width="3.25in" svg:height="0.50174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++ Software Transactional Memory (STM)</dc:title>
    <meta:initial-creator>Zoltan Fuzesi</meta:initial-creator>
    <dc:creator>Zoltan Fuzesi</dc:creator>
    <meta:creation-date>2018-01-07T11:01:03Z</meta:creation-date>
    <dc:date>2018-01-25T22:14:39Z</dc:date>
    <meta:template xlink:href="Business%20digital%20blue%20tunnel%20presentation%20(widescreen)" xlink:type="simple"/>
    <meta:editing-cycles>26</meta:editing-cycles>
    <meta:editing-duration>PT34899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ScenarioTags"/>
    <meta:user-defined meta:name="CampaignTags"/>
    <meta:document-statistic meta:paragraph-count="37" meta:word-count="224"/>
  </office:meta>
</office:document-meta>
</file>